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2.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Nombre</text:p>
          </table:table-cell>
          <table:table-cell office:value-type="string">
            <text:p>Marca</text:p>
          </table:table-cell>
          <table:table-cell office:value-type="string">
            <text:p>PrecioUnitario</text:p>
          </table:table-cell>
          <table:table-cell office:value-type="string">
            <text:p>Contenido</text:p>
          </table:table-cell>
          <table:table-cell office:value-type="string">
            <text:p>Unidad medida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nasto</text:p>
          </table:table-cell>
          <table:table-cell office:value-type="string">
            <text:p>Normex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k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hilchota</text:p>
          </table:table-cell>
          <table:table-cell office:value-type="string">
            <text:p>Chilchota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k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anela</text:p>
          </table:table-cell>
          <table:table-cell office:value-type="string">
            <text:p>Sanchez</text:p>
          </table:table-cell>
          <table:table-cell office:value-type="float" office:value="64">
            <text:p>64</text:p>
          </table:table-cell>
          <table:table-cell table:number-columns-repeated="4"/>
          <table:table-cell office:value-type="string">
            <text:p>Quesos</text:p>
          </table:table-cell>
        </table:table-row>
        <table:table-row table:style-name="ro1">
          <table:table-cell/>
          <table:table-cell office:value-type="string">
            <text:p>D. Crema</text:p>
          </table:table-cell>
          <table:table-cell office:value-type="string">
            <text:p>Camelia</text:p>
          </table:table-cell>
          <table:table-cell office:value-type="float" office:value="56">
            <text:p>56</text:p>
          </table:table-cell>
          <table:table-cell table:number-columns-repeated="4"/>
          <table:table-cell office:value-type="string">
            <text:p>Carnes frias</text:p>
          </table:table-cell>
        </table:table-row>
        <table:table-row table:style-name="ro1">
          <table:table-cell/>
          <table:table-cell office:value-type="string">
            <text:p>D. Crema</text:p>
          </table:table-cell>
          <table:table-cell office:value-type="string">
            <text:p>Supremo</text:p>
          </table:table-cell>
          <table:table-cell office:value-type="float" office:value="56">
            <text:p>56</text:p>
          </table:table-cell>
          <table:table-cell table:number-columns-repeated="4"/>
          <table:table-cell office:value-type="string">
            <text:p>Otros</text:p>
          </table:table-cell>
        </table:table-row>
        <table:table-row table:style-name="ro1">
          <table:table-cell/>
          <table:table-cell office:value-type="string">
            <text:p>Oxaca</text:p>
          </table:table-cell>
          <table:table-cell office:value-type="string">
            <text:p>S/N</text:p>
          </table:table-cell>
          <table:table-cell office:value-type="float" office:value="64">
            <text:p>6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tija</text:p>
          </table:table-cell>
          <table:table-cell office:value-type="string">
            <text:p>Pijijiapan</text:p>
          </table:table-cell>
          <table:table-cell office:value-type="float" office:value="72">
            <text:p>7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nchego</text:p>
          </table:table-cell>
          <table:table-cell office:value-type="string">
            <text:p>Nueva Zelanda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marillo barra 168</text:p>
          </table:table-cell>
          <table:table-cell office:value-type="string">
            <text:p>Normex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marillo</text:p>
          </table:table-cell>
          <table:table-cell office:value-type="string">
            <text:p>BlueHouse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marillo </text:p>
          </table:table-cell>
          <table:table-cell office:value-type="string">
            <text:p>Chipilo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ayado</text:p>
          </table:table-cell>
          <table:table-cell office:value-type="string">
            <text:p>Sanchez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ayado economico</text:p>
          </table:table-cell>
          <table:table-cell office:value-type="string">
            <text:p>S/N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Barra tortero</text:p>
          </table:table-cell>
          <table:table-cell office:value-type="string">
            <text:p>S/N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Barra Canasto</text:p>
          </table:table-cell>
          <table:table-cell office:value-type="string">
            <text:p>S/N</text:p>
          </table:table-cell>
          <table:table-cell office:value-type="float" office:value="64">
            <text:p>6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anela Botanero</text:p>
          </table:table-cell>
          <table:table-cell office:value-type="string">
            <text:p>S/N</text:p>
          </table:table-cell>
          <table:table-cell office:value-type="float" office:value="64">
            <text:p>6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Quesitos rancheros</text:p>
          </table:table-cell>
          <table:table-cell office:value-type="string">
            <text:p>S/N</text:p>
          </table:table-cell>
          <table:table-cell office:value-type="float" office:value="16.5">
            <text:p>16.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steño</text:p>
          </table:table-cell>
          <table:table-cell office:value-type="string">
            <text:p>S/N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Jamon York Ovalado</text:p>
          </table:table-cell>
          <table:table-cell office:value-type="string">
            <text:p>Norteño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Jamon York Mandolina</text:p>
          </table:table-cell>
          <table:table-cell office:value-type="string">
            <text:p>Norteño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Jamon York Hector </text:p>
          </table:table-cell>
          <table:table-cell office:value-type="string">
            <text:p>Hector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Jamon Provi</text:p>
          </table:table-cell>
          <table:table-cell office:value-type="string">
            <text:p>Provi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Jamon de pavo</text:p>
          </table:table-cell>
          <table:table-cell office:value-type="string">
            <text:p>Norteñio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Jamon espaldiilla</text:p>
          </table:table-cell>
          <table:table-cell office:value-type="string">
            <text:p>Mr. JAM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Jamon economico</text:p>
          </table:table-cell>
          <table:table-cell office:value-type="string">
            <text:p>Mr. JAM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ortadela</text:p>
          </table:table-cell>
          <table:table-cell office:value-type="string">
            <text:p>FUD</text:p>
          </table:table-cell>
          <table:table-cell office:value-type="float" office:value="38">
            <text:p>3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ortadela</text:p>
          </table:table-cell>
          <table:table-cell office:value-type="string">
            <text:p>VIVA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ortadela</text:p>
          </table:table-cell>
          <table:table-cell office:value-type="string">
            <text:p>Hector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astel de pollo</text:p>
          </table:table-cell>
          <table:table-cell office:value-type="string">
            <text:p>FUD</text:p>
          </table:table-cell>
          <table:table-cell office:value-type="float" office:value="38">
            <text:p>3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jamon Virginia</text:p>
          </table:table-cell>
          <table:table-cell office:value-type="string">
            <text:p>FUD</text:p>
          </table:table-cell>
          <table:table-cell office:value-type="float" office:value="64">
            <text:p>6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Q.puerco </text:p>
          </table:table-cell>
          <table:table-cell office:value-type="string">
            <text:p>FUD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Q.puerco </text:p>
          </table:table-cell>
          <table:table-cell office:value-type="string">
            <text:p>Norteño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huleton</text:p>
          </table:table-cell>
          <table:table-cell office:value-type="string">
            <text:p>Norteño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echuga pollo</text:p>
          </table:table-cell>
          <table:table-cell office:value-type="string">
            <text:p>Kir</text:p>
          </table:table-cell>
          <table:table-cell office:value-type="float" office:value="104">
            <text:p>1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ierna adobada</text:p>
          </table:table-cell>
          <table:table-cell office:value-type="string">
            <text:p>S/N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huleta aumada</text:p>
          </table:table-cell>
          <table:table-cell office:value-type="string">
            <text:p>S/N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ocino</text:p>
          </table:table-cell>
          <table:table-cell office:value-type="string">
            <text:p>Norteño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ocineta</text:p>
          </table:table-cell>
          <table:table-cell office:value-type="string">
            <text:p>Mr.Jam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Jamon pierna</text:p>
          </table:table-cell>
          <table:table-cell office:value-type="string">
            <text:p>Galicia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alchicha hotdog</text:p>
          </table:table-cell>
          <table:table-cell office:value-type="string">
            <text:p>FUD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alchicha viva</text:p>
          </table:table-cell>
          <table:table-cell office:value-type="string">
            <text:p>VIVA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alchicha pavo</text:p>
          </table:table-cell>
          <table:table-cell office:value-type="string">
            <text:p>Alpino</text:p>
          </table:table-cell>
          <table:table-cell office:value-type="float" office:value="38">
            <text:p>3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alchicha pavo</text:p>
          </table:table-cell>
          <table:table-cell office:value-type="string">
            <text:p>BAFAR</text:p>
          </table:table-cell>
          <table:table-cell office:value-type="float" office:value="38">
            <text:p>3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alchicha pavo</text:p>
          </table:table-cell>
          <table:table-cell office:value-type="string">
            <text:p>Sabadell</text:p>
          </table:table-cell>
          <table:table-cell office:value-type="float" office:value="38">
            <text:p>3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alchicha pavo</text:p>
          </table:table-cell>
          <table:table-cell office:value-type="string">
            <text:p>San rafael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alchicha economica</text:p>
          </table:table-cell>
          <table:table-cell office:value-type="string">
            <text:p>Oviedo</text:p>
          </table:table-cell>
          <table:table-cell office:value-type="float" office:value="24">
            <text:p>2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alchicha puerco</text:p>
          </table:table-cell>
          <table:table-cell office:value-type="string">
            <text:p>Iberomex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Chorizo español</text:p>
          </table:table-cell>
          <table:table-cell office:value-type="string">
            <text:p>Sanbadell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horizo cantinpalo</text:p>
          </table:table-cell>
          <table:table-cell office:value-type="string">
            <text:p>Dos rios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onganiza</text:p>
          </table:table-cell>
          <table:table-cell office:value-type="string">
            <text:p>Sabadell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onganiza</text:p>
          </table:table-cell>
          <table:table-cell office:value-type="string">
            <text:p>S/N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Crema Natural suelta</text:p>
          </table:table-cell>
          <table:table-cell office:value-type="string">
            <text:p>S/N</text:p>
          </table:table-cell>
          <table:table-cell office:value-type="float" office:value="26">
            <text:p>26</text:p>
          </table:table-cell>
          <table:table-cell table:number-columns-repeated="5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MX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4">04/11/2009</text:date>, <text:time>12:23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4T21:37:05</meta:creation-date>
    <dc:date>2009-11-04T12:23:32</dc:date>
    <meta:editing-duration>PT00H50M59S</meta:editing-duration>
    <meta:editing-cycles>4</meta:editing-cycles>
    <meta:generator>OpenOffice.org/3.1$Linux OpenOffice.org_project/310m19$Build-9420</meta:generator>
    <dc:creator>Alberto </dc:creator>
    <meta:document-statistic meta:table-count="3" meta:cell-count="168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